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ac14d" officeooo:paragraph-rsid="000ec058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0075"/>
    </style:style>
    <style:style style:name="T10" style:family="text">
      <style:text-properties officeooo:rsid="000e319f"/>
    </style:style>
    <style:style style:name="T11" style:family="text">
      <style:text-properties officeooo:rsid="000e172f"/>
    </style:style>
    <style:style style:name="T12" style:family="text">
      <style:text-properties officeooo:rsid="0010a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2">Un Genitore deve aver fatto <text:span text:style-name="T11">una richiesta specifica</text:span> <text:span text:style-name="T11">(</text:span>use case 11<text:span text:style-name="T11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</text:span><text:span text:style-name="T12">con una notifica di rifiuto</text:span>.</text:p>
            <text:p text:style-name="P10"/>
            <text:p text:style-name="P14"><text:span text:style-name="T8">c</text:span>. il sistema invia una notifica <text:span text:style-name="T6">di </text:span><text:span text:style-name="T9">rifiuto</text:span><text:span text:style-name="T6">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<text:span text:style-name="T9">i</text:span>l sistema mostra <text:span text:style-name="T10">eventualmente </text:span>i dati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9S</meta:editing-duration>
    <meta:editing-cycles>13</meta:editing-cycles>
    <meta:generator>LibreOffice/3.6$Windows_x86 LibreOffice_project/da8c1e6-fd468f4-454e206-f42a4a9-143cfd</meta:generator>
    <dc:date>2012-10-23T09:41:13.26</dc:date>
    <meta:document-statistic meta:table-count="1" meta:image-count="0" meta:object-count="0" meta:page-count="1" meta:paragraph-count="19" meta:word-count="127" meta:character-count="868" meta:non-whitespace-character-count="750"/>
    <meta:user-defined meta:name="Info 1"/>
    <meta:user-defined meta:name="Info 2"/>
    <meta:user-defined meta:name="Info 3"/>
    <meta:user-defined meta:name="Info 4"/>
  </office:meta>
</office:document-meta>
</file>